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weight="bold" officeooo:rsid="00090793" officeooo:paragraph-rsid="0009079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weight="bold" officeooo:rsid="00090793" officeooo:paragraph-rsid="0009079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689a" officeooo:paragraph-rsid="000a689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689a" officeooo:paragraph-rsid="000a73a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689a" officeooo:paragraph-rsid="000a689a" fo:background-color="#ffff0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73a7" officeooo:paragraph-rsid="000a73a7" fo:background-color="#ffff0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2a936" officeooo:paragraph-rsid="0012a936" fo:background-color="#ffff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73a7" officeooo:paragraph-rsid="000a73a7" fo:background-color="transparent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73a7" officeooo:paragraph-rsid="000b979b" fo:background-color="transparent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979b" officeooo:paragraph-rsid="000b979b" fo:background-color="transparent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979b" officeooo:paragraph-rsid="000bb9a0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979b" officeooo:paragraph-rsid="000d314c" fo:background-color="transparent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979b" officeooo:paragraph-rsid="000f1721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979b" officeooo:paragraph-rsid="0010decb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b9a0" officeooo:paragraph-rsid="000b979b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b9a0" officeooo:paragraph-rsid="000bb9a0" fo:background-color="transparent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b9a0" officeooo:paragraph-rsid="000d314c" fo:background-color="transparent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1721" officeooo:paragraph-rsid="000f1721" fo:background-color="transparent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0decb" officeooo:paragraph-rsid="0010decb" fo:background-color="transparent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2a936" officeooo:paragraph-rsid="0012a936" fo:background-color="transparent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4a02a" officeooo:paragraph-rsid="0014a02a" fo:background-color="transparent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689a" officeooo:paragraph-rsid="000a689a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4a02a" officeooo:paragraph-rsid="0014a02a" fo:background-color="transparent" style:font-size-asian="10.5pt" style:font-weight-asian="normal" style:font-size-complex="12pt" style:font-weight-complex="normal"/>
    </style:style>
    <style:style style:name="T1" style:family="text">
      <style:text-properties fo:font-size="16pt" officeooo:rsid="000a689a" style:font-size-asian="14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73a7" style:font-weight-asian="normal" style:font-weight-complex="normal"/>
    </style:style>
    <style:style style:name="T4" style:family="text">
      <style:text-properties fo:font-weight="normal" officeooo:rsid="000b979b" style:font-weight-asian="normal" style:font-weight-complex="normal"/>
    </style:style>
    <style:style style:name="T5" style:family="text">
      <style:text-properties fo:font-weight="normal" officeooo:rsid="000bb9a0" style:font-weight-asian="normal" style:font-weight-complex="normal"/>
    </style:style>
    <style:style style:name="T6" style:family="text">
      <style:text-properties fo:font-weight="normal" officeooo:rsid="000d314c" style:font-weight-asian="normal" style:font-weight-complex="normal"/>
    </style:style>
    <style:style style:name="T7" style:family="text">
      <style:text-properties fo:font-weight="normal" officeooo:rsid="000f1721" style:font-weight-asian="normal" style:font-weight-complex="normal"/>
    </style:style>
    <style:style style:name="T8" style:family="text">
      <style:text-properties fo:font-weight="normal" officeooo:rsid="0010decb" style:font-weight-asian="normal" style:font-weight-complex="normal"/>
    </style:style>
    <style:style style:name="T9" style:family="text">
      <style:text-properties fo:font-weight="normal" officeooo:rsid="0012a936" style:font-weight-asian="normal" style:font-weight-complex="normal"/>
    </style:style>
    <style:style style:name="T10" style:family="text">
      <style:text-properties fo:font-weight="normal" officeooo:rsid="0014a02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73a7"/>
    </style:style>
    <style:style style:name="T13" style:family="text">
      <style:text-properties officeooo:rsid="000b979b"/>
    </style:style>
    <style:style style:name="T14" style:family="text">
      <style:text-properties officeooo:rsid="000d314c"/>
    </style:style>
    <style:style style:name="T15" style:family="text">
      <style:text-properties officeooo:rsid="000f1721"/>
    </style:style>
    <style:style style:name="T16" style:family="text">
      <style:text-properties fo:background-color="#ffff00" loext:char-shading-value="0" style:font-size-asian="12pt"/>
    </style:style>
    <style:style style:name="T17" style:family="text">
      <style:text-properties officeooo:rsid="0012a936" fo:background-color="#ffff00" loext:char-shading-value="0" style:font-size-asian="12pt"/>
    </style:style>
    <style:style style:name="T18" style:family="text">
      <style:text-properties officeooo:rsid="0010decb"/>
    </style:style>
    <style:style style:name="T19" style:family="text">
      <style:text-properties officeooo:rsid="0012a936"/>
    </style:style>
    <style:style style:name="T20" style:family="text">
      <style:text-properties officeooo:rsid="0014a0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AVASCRIPT</text:span></text:p>
      <text:p text:style-name="P1"><text:span text:style-name="T1"/></text:p>
      <text:p text:style-name="P2"><text:span text:style-name="T1"/></text:p>
      <text:p text:style-name="P5"><text:span text:style-name="T19">ALURA - </text:span>PRIMEIROS PASSOS COM A LINGUAGEM </text:p>
      <text:p text:style-name="P5"/>
      <text:p text:style-name="P22">Anotações sobre JS puro (arquivo .js)</text:p>
      <text:p text:style-name="P3"><text:tab/><text:tab/></text:p>
      <text:p text:style-name="P3"><text:tab/>const → <text:span text:style-name="T2">Define uma variável fixa</text:span></text:p>
      <text:p text:style-name="P3"><text:span text:style-name="T2"><text:tab/></text:span>let →<text:span text:style-name="T2"> Define uma variável que pode ser sobrescrita</text:span></text:p>
      <text:p text:style-name="P3"><text:span text:style-name="T2"/></text:p>
      <text:p text:style-name="P3"><text:span text:style-name="T2"><text:tab/></text:span>clear →<text:span text:style-name="T2"> Limpa terminal</text:span></text:p>
      <text:p text:style-name="P3"><text:span text:style-name="T2"><text:tab/></text:span></text:p>
      <text:p text:style-name="P3"><text:span text:style-name="T2"><text:tab/></text:span>node nomeDoPrograma.js → <text:span text:style-name="T2">Para executar um arquivo js no terminal</text:span></text:p>
      <text:p text:style-name="P3"><text:span text:style-name="T2"/></text:p>
      <text:p text:style-name="P3"><text:span text:style-name="T2"><text:tab/></text:span>console.log →<text:span text:style-name="T2"> Escreve a mensagem no powershell ou console</text:span></text:p>
      <text:p text:style-name="P3"><text:span text:style-name="T2"/></text:p>
      <text:p text:style-name="P3"><text:span text:style-name="T2"><text:tab/></text:span>// →<text:span text:style-name="T2"> Inserir comentário<text:tab/></text:span></text:p>
      <text:p text:style-name="P3"><text:span text:style-name="T2"><text:tab/></text:span></text:p>
      <text:p text:style-name="P3"><text:span text:style-name="T2"><text:tab/></text:span>ParseInt →<text:span text:style-name="T2"> Converte </text:span>número string<text:span text:style-name="T2"> para </text:span>string</text:p>
      <text:p text:style-name="P3"><text:span text:style-name="T2"><text:tab/><text:tab/>Separar os números com </text:span>.<text:span text:style-name="T2"> (ponto) e não com </text:span>,<text:span text:style-name="T2"> (virgula).</text:span></text:p>
      <text:p text:style-name="P3"><text:span text:style-name="T2"/></text:p>
      <text:p text:style-name="P3"><text:span text:style-name="T2"><text:tab/>No console, para mesclar string e variável:</text:span></text:p>
      <text:p text:style-name="P3"><text:span text:style-name="T2"><text:tab/><text:tab/>Exemplo:</text:span></text:p>
      <text:p text:style-name="P3"><text:span text:style-name="T2"><text:tab/><text:tab/><text:tab/>(`Meu nome é ${var}`);</text:span></text:p>
      <text:p text:style-name="P3"><text:span text:style-name="T2"><text:tab/><text:tab/><text:tab/></text:span>`<text:span text:style-name="T2"> </text:span>→<text:span text:style-name="T2"> Acento inverso</text:span></text:p>
      <text:p text:style-name="P3"/>
      <text:p text:style-name="P3"><text:tab/>const var = new array () → <text:span text:style-name="T2">Cria uma lista</text:span></text:p>
      <text:p text:style-name="P3"><text:span text:style-name="T2"><text:tab/><text:tab/>Exemplo: </text:span></text:p>
      <text:p text:style-name="P3"><text:span text:style-name="T2"><text:tab/><text:tab/><text:tab/>const cidades = new array (‘SP’, ‘RJ’, ‘BA’);</text:span></text:p>
      <text:p text:style-name="P3"><text:span text:style-name="T2"/></text:p>
      <text:p text:style-name="P3"><text:span text:style-name="T2"><text:tab/></text:span><text:span text:style-name="T12">variavel.push (‘nome’) →</text:span><text:span text:style-name="T3"> Empurra o nome p/ dentro da lista</text:span></text:p>
      <text:p text:style-name="P3"><text:span text:style-name="T3"/></text:p>
      <text:p text:style-name="P3"><text:span text:style-name="T3"><text:tab/></text:span><text:span text:style-name="T12">variavel.splice (‘2,1’)</text:span></text:p>
      <text:p text:style-name="P3"><text:tab/><text:tab/><text:span text:style-name="T3">Exemplo:</text:span></text:p>
      <text:p text:style-name="P3"><text:span text:style-name="T3"><text:tab/><text:tab/><text:tab/></text:span><text:span text:style-name="T12">→</text:span><text:span text:style-name="T3"> </text:span><text:span text:style-name="T12">2:</text:span><text:span text:style-name="T3"> Segundo elemento da posição </text:span></text:p>
      <text:p text:style-name="P4"><text:span text:style-name="T3"><text:tab/><text:tab/><text:tab/></text:span><text:span text:style-name="T12">→ 1:</text:span><text:span text:style-name="T3"> Primeiro elemento a ser apagado</text:span></text:p>
      <text:p text:style-name="P4"><text:span text:style-name="T12"><text:tab/><text:tab/><text:tab/>→ <text:s/>(‘2,1’) : </text:span><text:span text:style-name="T3">Remove nome da lista</text:span></text:p>
      <text:p text:style-name="P4"><text:span text:style-name="T3"/></text:p>
      <text:p text:style-name="P4"><text:span text:style-name="T3"><text:tab/></text:span><text:span text:style-name="T12">variável boolean → </text:span><text:span text:style-name="T3">true ou false</text:span></text:p>
      <text:p text:style-name="P3"><text:span text:style-name="T2"/></text:p>
      <text:p text:style-name="P3"><text:span text:style-name="T2"><text:tab/></text:span><text:span text:style-name="T12">\n →</text:span><text:span text:style-name="T3"> Pula linha</text:span><text:span text:style-name="T2"><text:tab/></text:span></text:p>
      <text:p text:style-name="P3"><text:span text:style-name="T2"><text:tab/></text:span></text:p>
      <text:p text:style-name="P3"><text:span text:style-name="T2"><text:tab/></text:span><text:span text:style-name="T12">break → </text:span><text:span text:style-name="T3">Para de rodar </text:span><text:span text:style-name="T12">while</text:span><text:span text:style-name="T3"> quando acha determinada condição.</text:span></text:p>
      <text:p text:style-name="P3"><text:span text:style-name="T3"/></text:p>
      <text:p text:style-name="P4"><text:span text:style-name="T3"><text:tab/></text:span><text:span text:style-name="T12">FOR</text:span><text:span text:style-name="T3">:</text:span></text:p>
      <text:p text:style-name="P4"><text:span text:style-name="T3"><text:tab/><text:tab/>Estrutura:<text:tab/><text:tab/></text:span></text:p>
      <text:p text:style-name="P4"><text:span text:style-name="T3"><text:tab/><text:tab/><text:tab/>for (let i = 0 ; i=10 ; i++) {</text:span></text:p>
      <text:p text:style-name="P4"><text:span text:style-name="T3"><text:tab/><text:tab/><text:tab/><text:tab/>Condição</text:span></text:p>
      <text:p text:style-name="P4"><text:span text:style-name="T3"><text:tab/><text:tab/>}</text:span></text:p>
      <text:p text:style-name="P4"><text:span text:style-name="T3"/></text:p>
      <text:p text:style-name="P4"><text:span text:style-name="T3"/></text:p>
      <text:p text:style-name="P6"><text:soft-page-break/><text:span text:style-name="T19">ALURA - </text:span>PROGRAMANDO A ORIENTAÇÃO A OBJETOS - <text:span text:style-name="T19">ALURA</text:span></text:p>
      <text:p text:style-name="P6"/>
      <text:p text:style-name="P8">Class var {}:</text:p>
      <text:p text:style-name="P8"><text:tab/><text:span text:style-name="T2">Estrutura:</text:span></text:p>
      <text:p text:style-name="P9"><text:span text:style-name="T2"><text:tab/><text:tab/></text:span><text:span text:style-name="T13">class →</text:span><text:span text:style-name="T4"> Dentro do class, criar os atributos</text:span></text:p>
      <text:p text:style-name="P9"><text:span text:style-name="T4"><text:tab/><text:tab/></text:span><text:span text:style-name="T13">{} →</text:span><text:span text:style-name="T4"> Cria uma classe</text:span></text:p>
      <text:p text:style-name="P9"><text:span text:style-name="T4"/></text:p>
      <text:p text:style-name="P9"><text:span text:style-name="T4"><text:tab/>Exemplo:</text:span></text:p>
      <text:p text:style-name="P9"><text:span text:style-name="T4"><text:tab/><text:tab/></text:span><text:span text:style-name="T13">Class</text:span><text:span text:style-name="T4"> Cliente {</text:span></text:p>
      <text:p text:style-name="P9"><text:span text:style-name="T4"><text:tab/><text:tab/><text:tab/>nome;</text:span></text:p>
      <text:p text:style-name="P9"><text:span text:style-name="T4"><text:tab/><text:tab/><text:tab/>cpf;</text:span></text:p>
      <text:p text:style-name="P9"><text:span text:style-name="T4"><text:tab/><text:tab/><text:tab/>agencia;</text:span></text:p>
      <text:p text:style-name="P9"><text:span text:style-name="T4"><text:tab/><text:tab/>}</text:span></text:p>
      <text:p text:style-name="P10">this.var →<text:span text:style-name="T2"> Esse atributo/var</text:span></text:p>
      <text:p text:style-name="P10"><text:span text:style-name="T2"><text:tab/></text:span></text:p>
      <text:p text:style-name="P10"><text:span text:style-name="T2"><text:tab/>Exemplo:</text:span></text:p>
      <text:p text:style-name="P10"><text:span text:style-name="T2"><text:tab/><text:tab/></text:span>Class<text:span text:style-name="T2"> </text:span>ContaCorrente<text:span text:style-name="T2"> {</text:span></text:p>
      <text:p text:style-name="P10"><text:span text:style-name="T2"><text:tab/><text:tab/><text:tab/>agencia;<text:tab/><text:tab/>// atributo ou objeto<text:tab/><text:tab/></text:span></text:p>
      <text:p text:style-name="P10"><text:span text:style-name="T2"><text:tab/><text:tab/><text:tab/>saldo;<text:tab/><text:tab/><text:tab/>// atributo ou objeto</text:span></text:p>
      <text:p text:style-name="P10"><text:span text:style-name="T2"><text:tab/><text:tab/></text:span></text:p>
      <text:p text:style-name="P10"><text:span text:style-name="T2"><text:tab/><text:tab/><text:tab/>sacar(valor)<text:tab/>{<text:tab/><text:tab/><text:tab/><text:tab/>//método</text:span></text:p>
      <text:p text:style-name="P10"><text:span text:style-name="T2"><text:tab/><text:tab/><text:tab/><text:tab/>if (this.saldo =&gt; valor) {<text:tab/><text:tab/>//valor: parâmetro ou <text:tab/><text:tab/><text:tab/><text:tab/><text:tab/><text:tab/>this.saldo -= valor;<text:tab/><text:tab/><text:tab/><text:tab/>argumento</text:span></text:p>
      <text:p text:style-name="P10"><text:span text:style-name="T2"><text:tab/><text:tab/><text:tab/><text:tab/>}</text:span></text:p>
      <text:p text:style-name="P10"><text:span text:style-name="T2"><text:tab/><text:tab/><text:tab/>}</text:span></text:p>
      <text:p text:style-name="P10"><text:span text:style-name="T2"><text:tab/><text:tab/>}</text:span></text:p>
      <text:p text:style-name="P10"><text:span text:style-name="T2"/></text:p>
      <text:p text:style-name="P10"><text:span text:style-name="T2"><text:tab/><text:tab/>const cliente1 = new ContaCorrente ();</text:span></text:p>
      <text:p text:style-name="P10"><text:span text:style-name="T2"><text:tab/><text:tab/>cliente1.nome = “Elbert”;</text:span></text:p>
      <text:p text:style-name="P10"><text:span text:style-name="T2"><text:tab/><text:tab/>cliente1.cpf = 442531;</text:span></text:p>
      <text:p text:style-name="P10"><text:span text:style-name="T2"><text:tab/><text:tab/>cliente1.agencia = 7729;</text:span></text:p>
      <text:p text:style-name="P10"><text:span text:style-name="T2"/></text:p>
      <text:p text:style-name="P10"><text:span text:style-name="T2"/></text:p>
      <text:p text:style-name="P10"><text:span text:style-name="T2">Após criar alguns métodos de validação como, depositar e sacar, pode-se utiliza-los da seguinte forma:</text:span></text:p>
      <text:p text:style-name="P10"><text:span text:style-name="T2"><text:tab/>Exemplo:</text:span></text:p>
      <text:p text:style-name="P10"><text:span text:style-name="T2"><text:tab/><text:tab/>cliente1.depositar(200);</text:span></text:p>
      <text:p text:style-name="P10"><text:span text:style-name="T2"><text:tab/><text:tab/>cliente1.sacar(100);</text:span></text:p>
      <text:p text:style-name="P10"><text:span text:style-name="T2"/></text:p>
      <text:p text:style-name="P10"><text:span text:style-name="T2"/></text:p>
      <text:p text:style-name="P10">#atributo/metodo → <text:span text:style-name="T2">Jogo da velha antes do atributo o torna um </text:span>atribudo privado<text:span text:style-name="T2">, porém no momento utilizamos </text:span>_atributo<text:span text:style-name="T2"> (underline).</text:span></text:p>
      <text:p text:style-name="P15"><text:span text:style-name="T2"/></text:p>
      <text:p text:style-name="P16">undefined → <text:span text:style-name="T2">Indefinido.</text:span> </text:p>
      <text:p text:style-name="P16">null →<text:span text:style-name="T2"> Algo explicativo, alguém colocou lá. Não deseja colocar o valor em uma var.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MÉTODO SET → <text:span text:style-name="T7">Permite que armazene valores únicos de qualquer tipo.</text:span></text:p>
      <text:p text:style-name="P11"><text:span text:style-name="T2"><text:tab/></text:span><text:span text:style-name="T5">Exemplo:</text:span></text:p>
      <text:p text:style-name="P12"><text:span text:style-name="T5"><text:tab/><text:tab/>set Salario (</text:span><text:span text:style-name="T6">saldo</text:span><text:span text:style-name="T5">) {</text:span></text:p>
      <text:p text:style-name="P11"><text:span text:style-name="T5"><text:tab/><text:tab/><text:tab/></text:span><text:span text:style-name="T6">this.saldo = saldo;</text:span></text:p>
      <text:p text:style-name="P11"><text:span text:style-name="T5"><text:tab/><text:tab/>}</text:span><text:span text:style-name="T2"><text:tab/></text:span></text:p>
      <text:p text:style-name="P11"><text:span text:style-name="T2"/></text:p>
      <text:p text:style-name="P17">MÉTODO <text:span text:style-name="T15">GET → </text:span><text:span text:style-name="T7">Associa uma propriedade de um objeto a uma função que será chamada quando tal propriedade é acessada.</text:span></text:p>
      <text:p text:style-name="P10"><text:span text:style-name="T2"><text:tab/></text:span><text:span text:style-name="T6">Exemplo:</text:span></text:p>
      <text:p text:style-name="P10"><text:span text:style-name="T6"><text:tab/><text:tab/>function setNome($nome) {</text:span></text:p>
      <text:p text:style-name="P10"><text:span text:style-name="T6"><text:tab/><text:tab/><text:tab/>$this-&gt;nome = $nome;</text:span></text:p>
      <text:p text:style-name="P10"><text:span text:style-name="T6"><text:tab/><text:tab/>}</text:span></text:p>
      <text:p text:style-name="P10"><text:span text:style-name="T6"/></text:p>
      <text:p text:style-name="P10"><text:span text:style-name="T6"/></text:p>
      <text:p text:style-name="P18"><text:span text:style-name="T14">C</text:span>ONSTRUCTOR →<text:span text:style-name="T2"> Método especial para criar e inicializar um objeto criado a partir de uma classe.</text:span></text:p>
      <text:p text:style-name="P10"><text:span text:style-name="T6"><text:tab/></text:span><text:span text:style-name="T7">Exemplo:</text:span></text:p>
      <text:p text:style-name="P13"><text:span text:style-name="T7"><text:tab/><text:tab/></text:span><text:span text:style-name="T15">constructor</text:span><text:span text:style-name="T7"> (nome, cpf) {</text:span></text:p>
      <text:p text:style-name="P13"><text:span text:style-name="T7"><text:tab/><text:tab/><text:tab/>this.nome = nome;</text:span></text:p>
      <text:p text:style-name="P13"><text:span text:style-name="T7"><text:tab/><text:tab/><text:tab/>this.cpf = cpf;</text:span></text:p>
      <text:p text:style-name="P13"><text:span text:style-name="T7"><text:tab/><text:tab/>}</text:span></text:p>
      <text:p text:style-name="P13"><text:span text:style-name="T7"/></text:p>
      <text:p text:style-name="P13"><text:span text:style-name="T7"><text:tab/><text:tab/>const cliente1 = new Cliente (“Elbert”, 442531);</text:span></text:p>
      <text:p text:style-name="P13"><text:span text:style-name="T7"/></text:p>
      <text:p text:style-name="P13"><text:span text:style-name="T7"/></text:p>
      <text:p text:style-name="P18">INSTANCEOF →<text:span text:style-name="T2"> É um operador que permite testar se um objeto é uma instância de um tipo específico de uma class, subclass ou interface.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oft-page-break/><text:span text:style-name="T17">ALURA - </text:span><text:span text:style-name="T16">PROGRAMANDO NA LINGUAGEM WE</text:span><text:span text:style-name="T17">B - ALURA</text:span></text:p>
      <text:p text:style-name="P18"><text:span text:style-name="T2"/></text:p>
      <text:p text:style-name="P18"><text:span text:style-name="T2"><text:tab/></text:span>DOM → <text:span text:style-name="T2">É a representação do mundo HTML para o JavaScript.</text:span></text:p>
      <text:p text:style-name="P18"><text:span text:style-name="T2"><text:tab/><text:tab/>Exemplo:</text:span></text:p>
      <text:p text:style-name="P18"><text:span text:style-name="T2"><text:tab/><text:tab/><text:tab/>document.querySelector (“h1”)<text:tab/>// Pesquisa no código um h1 ou uma</text:span></text:p>
      <text:p text:style-name="P18"><text:span text:style-name="T2"><text:tab/><text:tab/><text:tab/><text:tab/><text:tab/><text:tab/><text:tab/><text:tab/><text:tab/><text:tab/><text:tab/>tag desejável. </text:span></text:p>
      <text:p text:style-name="P13"><text:span text:style-name="T7"/></text:p>
      <text:p text:style-name="P13"><text:span text:style-name="T7"/></text:p>
      <text:p text:style-name="P13"><text:span text:style-name="T7"><text:tab/></text:span><text:span text:style-name="T15">Por boas práticas</text:span><text:span text:style-name="T7">, sempre deixar o </text:span><text:span text:style-name="T15">&lt;script&gt; </text:span><text:span text:style-name="T7">antes de fechar o </text:span><text:span text:style-name="T15">&lt;/body&gt;</text:span></text:p>
      <text:p text:style-name="P13"><text:tab/><text:tab/><text:span text:style-name="T7">Exemplo:</text:span></text:p>
      <text:p text:style-name="P13"><text:span text:style-name="T7"><text:tab/><text:tab/><text:tab/><text:tab/>&lt;/main&gt;</text:span></text:p>
      <text:p text:style-name="P13"><text:span text:style-name="T7"><text:tab/><text:tab/><text:tab/><text:tab/><text:tab/>&lt;script&gt;</text:span></text:p>
      <text:p text:style-name="P13"><text:span text:style-name="T7"><text:tab/><text:tab/><text:tab/><text:tab/><text:tab/><text:tab/>console.log (“Olá mundo”);</text:span></text:p>
      <text:p text:style-name="P13"><text:span text:style-name="T7"><text:tab/><text:tab/><text:tab/><text:tab/><text:tab/>&lt;/script&gt;</text:span></text:p>
      <text:p text:style-name="P13"><text:span text:style-name="T7"><text:tab/><text:tab/><text:tab/><text:tab/>&lt;/body&gt;</text:span></text:p>
      <text:p text:style-name="P13"><text:span text:style-name="T7"><text:tab/><text:tab/><text:tab/>&lt;/html&gt;</text:span></text:p>
      <text:p text:style-name="P13"><text:span text:style-name="T7"/></text:p>
      <text:p text:style-name="P13"><text:span text:style-name="T7"><text:tab/></text:span></text:p>
      <text:p text:style-name="P13"><text:span text:style-name="T7"><text:tab/></text:span><text:span text:style-name="T15">var →</text:span><text:span text:style-name="T7"> Criar uma variável</text:span></text:p>
      <text:p text:style-name="P13"><text:span text:style-name="T7"><text:tab/></text:span></text:p>
      <text:p text:style-name="P13"><text:span text:style-name="T7"><text:tab/></text:span><text:span text:style-name="T15">.textContent → </text:span><text:span text:style-name="T7">Tenho acesso ao conteúdo escrito entre as tags.<text:tab/><text:tab/></text:span></text:p>
      <text:p text:style-name="P10"><text:span text:style-name="T2"><text:tab/><text:tab/></text:span><text:span text:style-name="T7">Exemplo:</text:span></text:p>
      <text:p text:style-name="P10"><text:span text:style-name="T7"><text:tab/><text:tab/><text:tab/>var x = document.querySelector (“class”).textContent;</text:span></text:p>
      <text:p text:style-name="P10"><text:span text:style-name="T7"/></text:p>
      <text:p text:style-name="P10"><text:span text:style-name="T7"><text:tab/></text:span><text:span text:style-name="T15">titulo.textContent = “Texto Desejado” →</text:span><text:span text:style-name="T7"> Atualiza o texto, variável que está vinculado a “x” tag.</text:span></text:p>
      <text:p text:style-name="P10"><text:span text:style-name="T2"/></text:p>
      <text:p text:style-name="P10"><text:span text:style-name="T2"/></text:p>
      <text:p text:style-name="P10"><text:span text:style-name="T2"><text:tab/></text:span><text:span text:style-name="T15">Por boas práticas, </text:span><text:span text:style-name="T7">criar um arquivo js e salvar todo o código nele. Logo então, fazer um link para o código html com;</text:span></text:p>
      <text:p text:style-name="P10"><text:span text:style-name="T7"><text:tab/><text:tab/><text:tab/>&lt;script </text:span><text:span text:style-name="T15">src= “./script.js”</text:span><text:span text:style-name="T7"> &gt; &lt;/script&gt;</text:span></text:p>
      <text:p text:style-name="P10"><text:span text:style-name="T7"><text:tab/><text:tab/>&lt;/body&gt;</text:span></text:p>
      <text:p text:style-name="P10"><text:span text:style-name="T7"/></text:p>
      <text:p text:style-name="P10"><text:span text:style-name="T7"><text:tab/></text:span><text:span text:style-name="T15">.querySelector → </text:span><text:span text:style-name="T7">Retorna apenas um único elemento (class)</text:span></text:p>
      <text:p text:style-name="P10"><text:span text:style-name="T7"><text:tab/></text:span><text:span text:style-name="T15">.querySelectorAll →</text:span><text:span text:style-name="T7"> Retorna todos os elementos (class)</text:span></text:p>
      <text:p text:style-name="P10"><text:span text:style-name="T7"/></text:p>
      <text:p text:style-name="P10"><text:span text:style-name="T7"><text:tab/></text:span><text:span text:style-name="T15">console.log (var.length) →</text:span><text:span text:style-name="T7"> Tamanho da variável array</text:span></text:p>
      <text:p text:style-name="P10"><text:span text:style-name="T7"/></text:p>
      <text:p text:style-name="P10"><text:span text:style-name="T7"><text:tab/></text:span><text:span text:style-name="T15">var.toFixed (2) → </text:span><text:span text:style-name="T7">abrevia cadas decimais. O número 2 significa quantas casas mostrar.</text:span></text:p>
      <text:p text:style-name="P10"><text:span text:style-name="T7"/></text:p>
      <text:p text:style-name="P10"><text:span text:style-name="T7"><text:tab/></text:span><text:span text:style-name="T18">paciente.style.background: “#DB4A2E” → </text:span><text:span text:style-name="T8">Mudar o style diretamente com js. Colocar </text:span><text:span text:style-name="T18">“</text:span><text:span text:style-name="T8"> (aspas), senão o JS entende que é uma variável.</text:span></text:p>
      <text:p text:style-name="P10"><text:span text:style-name="T8"/></text:p>
      <text:p text:style-name="P10"><text:span text:style-name="T8"><text:tab/></text:span><text:span text:style-name="T18">paciente.style.backgroundColor → </text:span><text:span text:style-name="T8">Juntar duas palavras para definir um estilo, sendo a letra da segunda palavra maiúscula.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oft-page-break/><text:span text:style-name="T8"><text:tab/></text:span><text:span text:style-name="T18">var.addEventListener → </text:span><text:span text:style-name="T8">Escutador de eventos </text:span></text:p>
      <text:p text:style-name="P10"><text:span text:style-name="T8"><text:tab/><text:tab/>Exemplo: Primeiro, criar uma função p/ o evento</text:span></text:p>
      <text:p text:style-name="P10"><text:span text:style-name="T8"/></text:p>
      <text:p text:style-name="P14"><text:span text:style-name="T8"><text:tab/><text:tab/><text:tab/>function mostraMensagem () {</text:span></text:p>
      <text:p text:style-name="P14"><text:span text:style-name="T8"><text:tab/><text:tab/><text:tab/><text:tab/>console.log (“Fui clicado”);</text:span></text:p>
      <text:p text:style-name="P14"><text:span text:style-name="T8"><text:tab/><text:tab/><text:tab/>}</text:span></text:p>
      <text:p text:style-name="P10"><text:span text:style-name="T7"><text:tab/></text:span></text:p>
      <text:p text:style-name="P10"><text:span text:style-name="T7"><text:tab/><text:tab/><text:tab/></text:span><text:span text:style-name="T8">var.addEventListener (“click”, mostraMensagem());</text:span></text:p>
      <text:p text:style-name="P10"><text:span text:style-name="T8"/></text:p>
      <text:p text:style-name="P10"><text:span text:style-name="T8"/></text:p>
      <text:p text:style-name="P19"><text:span text:style-name="T18"><text:tab/>C</text:span>hamando uma função anônima:</text:p>
      <text:p text:style-name="P10"><text:span text:style-name="T7"><text:tab/><text:tab/></text:span><text:span text:style-name="T8">Exemplo:</text:span></text:p>
      <text:p text:style-name="P14"><text:span text:style-name="T8"><text:tab/><text:tab/><text:tab/>var.addEventListener (“click”, function()) {</text:span></text:p>
      <text:p text:style-name="P14"><text:span text:style-name="T8"><text:tab/><text:tab/><text:tab/><text:tab/>console.log(“Fui clicado”);</text:span></text:p>
      <text:p text:style-name="P14"><text:span text:style-name="T8"><text:tab/><text:tab/><text:tab/>}</text:span></text:p>
      <text:p text:style-name="P10"><text:span text:style-name="T7"><text:tab/></text:span></text:p>
      <text:p text:style-name="P10"><text:span text:style-name="T15"><text:tab/><text:tab/></text:span><text:span text:style-name="T18">Essa função só existe apenas nesse evento.</text:span></text:p>
      <text:p text:style-name="P10"/>
      <text:p text:style-name="P10"><text:tab/></text:p>
      <text:p text:style-name="P10"><text:tab/><text:span text:style-name="T18">event.preventDefault → </text:span><text:span text:style-name="T8">Previne o comportamento padrão</text:span></text:p>
      <text:p text:style-name="P10"><text:span text:style-name="T8"><text:tab/><text:tab/>Exemplo:</text:span></text:p>
      <text:p text:style-name="P10"><text:span text:style-name="T8"><text:tab/><text:tab/><text:tab/>var pacienteTR = document.createElement(“tr”)</text:span></text:p>
      <text:p text:style-name="P10"><text:span text:style-name="T8"><text:tab/><text:tab/><text:tab/>// cria um elemento/tag</text:span></text:p>
      <text:p text:style-name="P10"><text:span text:style-name="T8"/></text:p>
      <text:p text:style-name="P10"><text:span text:style-name="T8"><text:tab/></text:span><text:span text:style-name="T18">paciente.aprendChild(nomeTd) →</text:span><text:span text:style-name="T8"> Coloca um valor dentro da tabela</text:span></text:p>
      <text:p text:style-name="P10"><text:span text:style-name="T8"/></text:p>
      <text:p text:style-name="P10"><text:span text:style-name="T8"><text:tab/></text:span><text:span text:style-name="T18">var erros = [] →</text:span><text:span text:style-name="T8"> cria um array</text:span></text:p>
      <text:p text:style-name="P10"><text:span text:style-name="T8"/></text:p>
      <text:p text:style-name="P10"><text:span text:style-name="T8"><text:tab/></text:span><text:span text:style-name="T18">erros.push (“ ”) → </text:span><text:span text:style-name="T8">Adiciona uma string no array</text:span></text:p>
      <text:p text:style-name="P10"><text:span text:style-name="T8"/></text:p>
      <text:p text:style-name="P10"><text:span text:style-name="T8"><text:tab/></text:span><text:span text:style-name="T18">ul.innerHTML → </text:span><text:span text:style-name="T8">Permite controlar o HTML interno de um elemento</text:span></text:p>
      <text:p text:style-name="P10"><text:span text:style-name="T8"/></text:p>
      <text:p text:style-name="P10"><text:span text:style-name="T8"><text:tab/></text:span><text:span text:style-name="T19">foreach →</text:span><text:span text:style-name="T9"> navega nas array.</text:span></text:p>
      <text:p text:style-name="P10"><text:span text:style-name="T9"/></text:p>
      <text:p text:style-name="P10"><text:span text:style-name="T9"><text:tab/></text:span></text:p>
      <text:p text:style-name="P10"><text:span text:style-name="T19">RESUMO CAP 5:</text:span></text:p>
      <text:p text:style-name="P10"><text:tab/>→ <text:span text:style-name="T9">Organização de código, exportando as funções de validação</text:span></text:p>
      <text:p text:style-name="P10"><text:span text:style-name="T9"><text:tab/>→ Operador lógico</text:span><text:span text:style-name="T19"> NOT (!)</text:span></text:p>
      <text:p text:style-name="P10"><text:span text:style-name="T9"><text:tab/>→ Validar um formulário</text:span></text:p>
      <text:p text:style-name="P10"><text:span text:style-name="T9"><text:tab/>→ A função </text:span><text:span text:style-name="T19">PUSH</text:span><text:span text:style-name="T9"> para colocar elemento dentro do array.</text:span></text:p>
      <text:p text:style-name="P10"><text:span text:style-name="T9"><text:tab/>→ Propriedade </text:span><text:span text:style-name="T19">innerHTML</text:span><text:span text:style-name="T9">, que foi usado para apagar a UL.</text:span></text:p>
      <text:p text:style-name="P10"><text:span text:style-name="T9"><text:tab/>→ Método </text:span><text:span text:style-name="T19">foreach</text:span><text:span text:style-name="T9"> para percorrer array.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7"><text:soft-page-break/>GUANABARA - CURSO JS</text:p>
      <text:p text:style-name="P7"/>
      <text:p text:style-name="P20"><text:a xlink:type="simple" xlink:href="https://youtube.com/playlist?list=PLntvgXM11X6pi7mW0O4ZmfUI1xDSIbmTm" text:style-name="Internet_20_link" text:visited-style-name="Visited_20_Internet_20_Link">https://youtube.com/playlist?list=PLntvgXM11X6pi7mW0O4ZmfUI1xDSIbmTm</text:a></text:p>
      <text:p text:style-name="P20"/>
      <text:p text:style-name="P21"/>
      <text:p text:style-name="P21"><text:tab/>Livros de referência:</text:p>
      <text:p text:style-name="P21"><text:tab/><text:tab/><text:span text:style-name="T2">JS guia definitivo → David ...</text:span></text:p>
      <text:p text:style-name="P23"><text:tab/><text:tab/>JS guia programador → Maurício Sam …</text:p>
      <text:p text:style-name="P23"/>
      <text:p text:style-name="P23"><text:tab/><text:span text:style-name="T11">ElmaScript JS ISO →</text:span> Linguagem de programação, baseada em scripts, padronizado na ECMA-262 e ISO/IEC 16262</text:p>
      <text:p text:style-name="P23"/>
      <text:p text:style-name="P21"><text:tab/>Comentário no:</text:p>
      <text:p text:style-name="P20"><text:tab/><text:tab/><text:span text:style-name="T20">HTML → </text:span><text:span text:style-name="T10"><text:s/>//</text:span></text:p>
      <text:p text:style-name="P20"><text:span text:style-name="T10"><text:tab/><text:tab/></text:span><text:span text:style-name="T20">JS → </text:span><text:span text:style-name="T10">// ou /* */<text:tab/></text:span></text:p>
      <text:p text:style-name="P20"><text:span text:style-name="T10"><text:tab/><text:tab/></text:span><text:span text:style-name="T20">CSS →</text:span><text:span text:style-name="T10"> /* */</text:span></text:p>
      <text:p text:style-name="P20"><text:span text:style-name="T10"/></text:p>
      <text:p text:style-name="P20"><text:span text:style-name="T10"><text:tab/></text:span><text:span text:style-name="T20">parseInt() →</text:span><text:span text:style-name="T10"> Converte para inteiro</text:span></text:p>
      <text:p text:style-name="P20"><text:span text:style-name="T10"><text:tab/></text:span><text:span text:style-name="T20">parseFloat () →</text:span><text:span text:style-name="T10"> Para pegar casas decimais</text:span></text:p>
      <text:p text:style-name="P20"><text:span text:style-name="T10"><text:tab/></text:span><text:span text:style-name="T20">number() →</text:span><text:span text:style-name="T10"> Converter string para number</text:span></text:p>
      <text:p text:style-name="P20"><text:span text:style-name="T10"/></text:p>
      <text:p text:style-name="P20"><text:span text:style-name="T10"><text:tab/></text:span><text:span text:style-name="T20">string ()</text:span><text:span text:style-name="T10"> ou </text:span><text:span text:style-name="T20">var.tostring → </text:span><text:span text:style-name="T10">Converte paras string</text:span></text:p>
      <text:p text:style-name="P20"><text:span text:style-name="T10"><text:tab/></text:span></text:p>
      <text:p text:style-name="P20"><text:span text:style-name="T10"/></text:p>
      <text:p text:style-name="P20"><text:span text:style-name="T10"/></text:p>
      <text:p text:style-name="P2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0:43:36.112648868</meta:creation-date>
    <dc:date>2023-05-08T15:25:07.615962190</dc:date>
    <meta:editing-duration>PT1H56M3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164" meta:word-count="835" meta:character-count="5508" meta:non-whitespace-character-count="4502"/>
  </office:meta>
</office:document-meta>
</file>